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80000014E3B8378C2FCE1F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03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6.608cm" fo:min-width="1.659cm"/>
    </style:style>
    <style:style style:name="gr4" style:family="graphic" style:parent-style-name="standard">
      <style:graphic-properties draw:stroke="none" svg:stroke-color="#000000" draw:fill="solid" draw:fill-color="#ffffff" fo:min-height="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8.836cm" svg:x="0.44cm" svg:y="1.087cm">
          <draw:image xlink:href="Pictures/10000000000001E80000014E3B8378C2FCE1F695.png" xlink:type="simple" xlink:show="embed" xlink:actuate="onLoad">
            <text:p/>
          </draw:image>
        </draw:frame>
        <draw:frame draw:style-name="gr2" draw:text-style-name="P2" draw:layer="layout" svg:width="11.43cm" svg:height="1.153cm" svg:x="1.351cm" svg:y="0.244cm">
          <draw:text-box>
            <text:p>“Ultrasonography” + “Nervous System”</text:p>
          </draw:text-box>
        </draw:frame>
        <draw:custom-shape draw:style-name="gr3" draw:text-style-name="P3" draw:layer="layout" svg:width="2.159cm" svg:height="6.858cm" svg:x="10.795cm" svg:y="2.44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43cm" svg:height="1.153cm" svg:x="1.351cm" svg:y="0.245cm">
          <draw:text-box>
            <text:p>“Ultrasonography” + “Nervous System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0:09:22.604590806</meta:creation-date>
    <dc:date>2018-06-25T09:20:55.353591267</dc:date>
    <meta:editing-duration>PT30M19S</meta:editing-duration>
    <meta:editing-cycles>7</meta:editing-cycles>
    <meta:generator>LibreOffice/6.0.4.2$Linux_X86_64 LibreOffice_project/ffd98959f75c3d4df93843a2fb47af8ab67746fd</meta:generator>
    <meta:document-statistic meta:object-count="4"/>
  </office:meta>
</office:document-meta>
</file>